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91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/>
    </style:style>
    <style:style style:name="ce3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</table:table>
      <table:table table:name="WhisperingWoods Notes" table:style-name="ta1"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7:51:21.96545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5T14:28:47.089586491</dc:date>
    <meta:editing-duration>PT6H48M28S</meta:editing-duration>
    <meta:editing-cycles>5</meta:editing-cycles>
    <meta:generator>LibreOffice/6.4.5.2$Linux_X86_64 LibreOffice_project/40$Build-2</meta:generator>
    <meta:document-statistic meta:table-count="2" meta:cell-count="51" meta:object-count="0"/>
  </office:meta>
</office:document-meta>
</file>